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ollecti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merican Chemical Society (ACS)</text:p>
          </table:table-cell>
          <table:table-cell office:value-type="float" office:value="260036" calcext:value-type="float">
            <text:p>260036</text:p>
          </table:table-cell>
          <table:table-cell office:value-type="float" office:value="273000" calcext:value-type="float">
            <text:p>273000</text:p>
          </table:table-cell>
          <table:table-cell office:value-type="float" office:value="290100" calcext:value-type="float">
            <text:p>290100</text:p>
          </table:table-cell>
          <table:table-cell office:value-type="float" office:value="304605" calcext:value-type="float">
            <text:p>304605</text:p>
          </table:table-cell>
          <table:table-cell office:value-type="float" office:value="339942" calcext:value-type="float">
            <text:p>339942</text:p>
          </table:table-cell>
          <table:table-cell office:value-type="float" office:value="445274" calcext:value-type="float">
            <text:p>445274</text:p>
          </table:table-cell>
          <table:table-cell office:value-type="float" office:value="467538" calcext:value-type="float">
            <text:p>467538</text:p>
          </table:table-cell>
          <table:table-cell office:value-type="float" office:value="449930" calcext:value-type="float">
            <text:p>449930</text:p>
          </table:table-cell>
        </table:table-row>
        <table:table-row table:style-name="ro1">
          <table:table-cell office:value-type="string" calcext:value-type="string">
            <text:p>Annual Reviews</text:p>
          </table:table-cell>
          <table:table-cell office:value-type="float" office:value="170750" calcext:value-type="float">
            <text:p>170750</text:p>
          </table:table-cell>
          <table:table-cell office:value-type="float" office:value="101850" calcext:value-type="float">
            <text:p>101850</text:p>
          </table:table-cell>
          <table:table-cell office:value-type="float" office:value="93983" calcext:value-type="float">
            <text:p>93983</text:p>
          </table:table-cell>
          <table:table-cell office:value-type="float" office:value="91955" calcext:value-type="float">
            <text:p>91955</text:p>
          </table:table-cell>
          <table:table-cell office:value-type="float" office:value="177960" calcext:value-type="float">
            <text:p>177960</text:p>
          </table:table-cell>
          <table:table-cell office:value-type="float" office:value="155760" calcext:value-type="float">
            <text:p>155760</text:p>
          </table:table-cell>
          <table:table-cell office:value-type="float" office:value="168810" calcext:value-type="float">
            <text:p>168810</text:p>
          </table:table-cell>
          <table:table-cell office:value-type="float" office:value="158715" calcext:value-type="float">
            <text:p>158715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office:value-type="float" office:value="1439216" calcext:value-type="float">
            <text:p>1439216</text:p>
          </table:table-cell>
          <table:table-cell office:value-type="float" office:value="1522681" calcext:value-type="float">
            <text:p>1522681</text:p>
          </table:table-cell>
          <table:table-cell office:value-type="float" office:value="1606665" calcext:value-type="float">
            <text:p>1606665</text:p>
          </table:table-cell>
          <table:table-cell office:value-type="float" office:value="0" calcext:value-type="float">
            <text:p>0</text:p>
          </table:table-cell>
          <table:table-cell office:value-type="float" office:value="1526217" calcext:value-type="float">
            <text:p>1526217</text:p>
          </table:table-cell>
          <table:table-cell office:value-type="float" office:value="1656589" calcext:value-type="float">
            <text:p>1656589</text:p>
          </table:table-cell>
          <table:table-cell office:value-type="float" office:value="1572309" calcext:value-type="float">
            <text:p>1572309</text:p>
          </table:table-cell>
          <table:table-cell office:value-type="float" office:value="1619478" calcext:value-type="float">
            <text:p>1619478</text:p>
          </table:table-cell>
        </table:table-row>
        <table:table-row table:style-name="ro1">
          <table:table-cell office:value-type="string" calcext:value-type="string">
            <text:p>Elsevier</text:p>
          </table:table-cell>
          <table:table-cell office:value-type="float" office:value="3122616" calcext:value-type="float">
            <text:p>3122616</text:p>
          </table:table-cell>
          <table:table-cell office:value-type="float" office:value="3424784" calcext:value-type="float">
            <text:p>3424784</text:p>
          </table:table-cell>
          <table:table-cell office:value-type="float" office:value="3752271" calcext:value-type="float">
            <text:p>3752271</text:p>
          </table:table-cell>
          <table:table-cell office:value-type="float" office:value="4055629" calcext:value-type="float">
            <text:p>4055629</text:p>
          </table:table-cell>
          <table:table-cell office:value-type="float" office:value="4568844" calcext:value-type="float">
            <text:p>4568844</text:p>
          </table:table-cell>
          <table:table-cell office:value-type="float" office:value="6340650" calcext:value-type="float">
            <text:p>6340650</text:p>
          </table:table-cell>
          <table:table-cell office:value-type="float" office:value="6562132" calcext:value-type="float">
            <text:p>6562132</text:p>
          </table:table-cell>
          <table:table-cell office:value-type="float" office:value="7087103" calcext:value-type="float">
            <text:p>7087103</text:p>
          </table:table-cell>
        </table:table-row>
        <table:table-row table:style-name="ro1">
          <table:table-cell office:value-type="string" calcext:value-type="string">
            <text:p>Nature Publishing Group</text:p>
          </table:table-cell>
          <table:table-cell office:value-type="float" office:value="394900" calcext:value-type="float">
            <text:p>394900</text:p>
          </table:table-cell>
          <table:table-cell office:value-type="float" office:value="710852" calcext:value-type="float">
            <text:p>710852</text:p>
          </table:table-cell>
          <table:table-cell office:value-type="float" office:value="753509" calcext:value-type="float">
            <text:p>753509</text:p>
          </table:table-cell>
          <table:table-cell office:value-type="float" office:value="806254" calcext:value-type="float">
            <text:p>806254</text:p>
          </table:table-cell>
          <table:table-cell office:value-type="float" office:value="1053510" calcext:value-type="float">
            <text:p>1053510</text:p>
          </table:table-cell>
          <table:table-cell office:value-type="float" office:value="1103808" calcext:value-type="float">
            <text:p>1103808</text:p>
          </table:table-cell>
          <table:table-cell office:value-type="float" office:value="1156000" calcext:value-type="float">
            <text:p>1156000</text:p>
          </table:table-cell>
          <table:table-cell office:value-type="float" office:value="1212018" calcext:value-type="float">
            <text:p>1212018</text:p>
          </table:table-cell>
        </table:table-row>
        <table:table-row table:style-name="ro1">
          <table:table-cell office:value-type="string" calcext:value-type="string">
            <text:p>Springer</text:p>
          </table:table-cell>
          <table:table-cell office:value-type="float" office:value="610000" calcext:value-type="float">
            <text:p>610000</text:p>
          </table:table-cell>
          <table:table-cell office:value-type="float" office:value="628300" calcext:value-type="float">
            <text:p>628300</text:p>
          </table:table-cell>
          <table:table-cell office:value-type="float" office:value="647149" calcext:value-type="float">
            <text:p>647149</text:p>
          </table:table-cell>
          <table:table-cell office:value-type="float" office:value="647492" calcext:value-type="float">
            <text:p>647492</text:p>
          </table:table-cell>
          <table:table-cell office:value-type="float" office:value="824517" calcext:value-type="float">
            <text:p>824517</text:p>
          </table:table-cell>
          <table:table-cell office:value-type="float" office:value="926064" calcext:value-type="float">
            <text:p>926064</text:p>
          </table:table-cell>
          <table:table-cell office:value-type="float" office:value="1038984" calcext:value-type="float">
            <text:p>1038984</text:p>
          </table:table-cell>
          <table:table-cell office:value-type="float" office:value="1090933" calcext:value-type="float">
            <text:p>1090933</text:p>
          </table:table-cell>
        </table:table-row>
        <table:table-row table:style-name="ro1">
          <table:table-cell office:value-type="string" calcext:value-type="string">
            <text:p>Oxford University Press (OUP)</text:p>
          </table:table-cell>
          <table:table-cell office:value-type="float" office:value="136663" calcext:value-type="float">
            <text:p>136663</text:p>
          </table:table-cell>
          <table:table-cell office:value-type="float" office:value="144862" calcext:value-type="float">
            <text:p>144862</text:p>
          </table:table-cell>
          <table:table-cell office:value-type="float" office:value="153555" calcext:value-type="float">
            <text:p>153555</text:p>
          </table:table-cell>
          <table:table-cell office:value-type="float" office:value="158160" calcext:value-type="float">
            <text:p>158160</text:p>
          </table:table-cell>
          <table:table-cell office:value-type="float" office:value="180055" calcext:value-type="float">
            <text:p>180055</text:p>
          </table:table-cell>
          <table:table-cell office:value-type="float" office:value="285335" calcext:value-type="float">
            <text:p>285335</text:p>
          </table:table-cell>
          <table:table-cell office:value-type="float" office:value="313513" calcext:value-type="float">
            <text:p>313513</text:p>
          </table:table-cell>
          <table:table-cell office:value-type="float" office:value="322918" calcext:value-type="float">
            <text:p>322918</text:p>
          </table:table-cell>
        </table:table-row>
        <table:table-row table:style-name="ro1">
          <table:table-cell office:value-type="string" calcext:value-type="string">
            <text:p>Science Magazine</text:p>
          </table:table-cell>
          <table:table-cell table:number-columns-repeated="2"/>
          <table:table-cell office:value-type="float" office:value="121393" calcext:value-type="float">
            <text:p>121393</text:p>
          </table:table-cell>
          <table:table-cell office:value-type="float" office:value="141683" calcext:value-type="float">
            <text:p>141683</text:p>
          </table:table-cell>
          <table:table-cell office:value-type="float" office:value="198173" calcext:value-type="float">
            <text:p>198173</text:p>
          </table:table-cell>
          <table:table-cell office:value-type="float" office:value="207353" calcext:value-type="float">
            <text:p>207353</text:p>
          </table:table-cell>
          <table:table-cell office:value-type="float" office:value="215510" calcext:value-type="float">
            <text:p>215510</text:p>
          </table:table-cell>
          <table:table-cell office:value-type="float" office:value="222334" calcext:value-type="float">
            <text:p>222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8:45:42.393487967</meta:creation-date>
    <meta:generator>LibreOffice/5.3.1.2$Linux_X86_64 LibreOffice_project/30m0$Build-2</meta:generator>
    <dc:date>2017-08-12T09:00:37.508496860</dc:date>
    <meta:editing-duration>PT14M56S</meta:editing-duration>
    <meta:editing-cycles>1</meta:editing-cycles>
    <meta:document-statistic meta:table-count="1" meta:cell-count="79" meta:object-count="0"/>
  </office:meta>
</office:document-meta>
</file>